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69cc80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Liberation Serif" fo:font-size="10pt" style:font-size-asian="8.75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officeooo:paragraph-rsid="006bd603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36fe3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bd603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 fo:break-before="page"/>
      <style:text-properties style:font-name="Courier New" fo:font-size="11pt" fo:font-weight="normal" officeooo:rsid="0038c27c" officeooo:paragraph-rsid="006bd603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dd2bb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fo:font-weight="normal" officeooo:rsid="0038c27c" officeooo:paragraph-rsid="006fd26f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bd603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Table_20_Contents">
      <style:paragraph-properties fo:text-align="start" style:justify-single-word="false" fo:break-before="page"/>
      <style:text-properties style:font-name="Courier New" fo:font-size="11pt" fo:font-style="italic" fo:font-weight="normal" officeooo:rsid="0038c27c" officeooo:paragraph-rsid="006bd603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dd2bb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38c27c" officeooo:paragraph-rsid="006fd26f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New" fo:font-size="11pt" fo:font-style="italic" fo:font-weight="normal" officeooo:rsid="0065e0ba" officeooo:paragraph-rsid="00636fe3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038c27c" officeooo:paragraph-rsid="00636fe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038c27c" officeooo:paragraph-rsid="006bd603" style:font-size-asian="11pt" style:font-weight-asian="bold" style:font-size-complex="11pt" style:font-weight-complex="bold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b9faa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65e0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6bd603" style:font-style-asian="italic" style:font-style-complex="italic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e87954" style:font-weight-asian="normal" style:font-weight-complex="normal"/>
    </style:style>
    <style:style style:name="T10" style:family="text">
      <style:text-properties fo:font-weight="normal" officeooo:rsid="006fd26f" style:font-weight-asian="normal" style:font-weight-complex="normal"/>
    </style:style>
    <style:style style:name="T11" style:family="text">
      <style:text-properties fo:font-weight="normal" officeooo:rsid="00708a57" style:font-weight-asian="normal" style:font-weight-complex="normal"/>
    </style:style>
    <style:style style:name="T12" style:family="text">
      <style:text-properties officeooo:rsid="006bd603"/>
    </style:style>
    <style:style style:name="T13" style:family="text">
      <style:text-properties officeooo:rsid="006dd2bb"/>
    </style:style>
    <style:style style:name="T14" style:family="text">
      <style:text-properties officeooo:rsid="006fd26f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/*</text:p>
      <text:p text:style-name="P13"><text:s/>* <text:span text:style-name="T12">Verwaltet P</text:span>atienten in einer Warteschlang<text:span text:style-name="T12">e</text:span></text:p>
      <text:p text:style-name="P13"><text:s/>* <text:span text:style-name="T4">(Name, Datum)</text:span></text:p>
      <text:p text:style-name="P13"><text:s/>*/</text:p>
      <text:p text:style-name="P19">public class Wartezimmer</text:p>
      <text:p text:style-name="P8">{</text:p>
      <text:p text:style-name="P8"><text:s text:c="3"/>private Queue&lt;Patient&gt; queue;</text:p>
      <text:p text:style-name="P18"/>
      <text:p text:style-name="P8"><text:s text:c="3"/><text:span text:style-name="T3">public Wartezimmer()</text:span></text:p>
      <text:p text:style-name="P8"><text:s text:c="3"/>{</text:p>
      <text:p text:style-name="P8"><text:s text:c="6"/>queue <text:s/>= new Queue();</text:p>
      <text:p text:style-name="P8"><text:s text:c="3"/>}</text:p>
      <text:p text:style-name="P8"/>
      <text:p text:style-name="P13"><text:s text:c="3"/>/*</text:p>
      <text:p text:style-name="P13"><text:s text:c="4"/>* Patient <text:span text:style-name="T4">wird </text:span><text:span text:style-name="T12">in die Warteschlange eingefügt</text:span></text:p>
      <text:p text:style-name="P13"><text:s text:c="4"/>*/</text:p>
      <text:p text:style-name="P9"><text:s text:c="3"/><text:span text:style-name="T3">public void einfuegen(Patient pPat)</text:span><text:line-break/> <text:s text:c="2"/>{<text:line-break/> <text:s text:c="5"/>queue.enqueue(pPat);<text:line-break/> <text:s text:c="2"/>}<text:line-break/><text:line-break/><text:span text:style-name="T5"> <text:s text:c="2"/>/*<text:line-break/> <text:s text:c="3"/>* Entfernt den Pat. am Anfang der Warteschlange und gibt ihn zurück<text:line-break/> <text:s text:c="3"/>*/<text:line-break/></text:span> <text:s text:c="2"/><text:span text:style-name="T3">public Patient naechsterPatient()</text:span><text:line-break/> <text:s text:c="2"/>{<text:line-break/> <text:s text:c="5"/>Patient pat;<text:line-break/><text:line-break/> <text:s text:c="5"/>if (queue.isEmpty())<text:line-break/> <text:s text:c="5"/>{<text:line-break/> <text:s text:c="8"/>return null;<text:line-break/> <text:s text:c="5"/>}<text:line-break/> <text:s text:c="5"/>else<text:line-break/> <text:s text:c="5"/>{<text:line-break/> <text:s text:c="8"/>pat = queue.front();<text:line-break/> <text:s text:c="8"/>queue.dequeue();<text:line-break/> <text:s text:c="8"/>return pat;<text:line-break/> <text:s text:c="5"/>}<text:line-break/> <text:s text:c="2"/>}<text:line-break/><text:line-break/><text:span text:style-name="T5"> <text:s text:c="2"/>/*<text:line-break/> <text:s text:c="3"/>* Alle Patienten werden aus der Warteschlange entfernt.<text:line-break/> <text:s text:c="3"/>*/<text:line-break/></text:span> <text:s text:c="2"/><text:span text:style-name="T3">public void alleLoeschen()</text:span><text:line-break/> <text:s text:c="2"/>{<text:line-break/> <text:s text:c="5"/>while (!queue.isEmpty())<text:line-break/> <text:s text:c="5"/>{<text:line-break/> <text:s text:c="8"/>queue.dequeue();<text:line-break/> <text:s text:c="5"/>}<text:line-break/> <text:s text:c="2"/>}<text:line-break/> <text:s text:c="3"/><text:line-break/></text:p>
      <text:p text:style-name="P10"><text:span text:style-name="T5"><text:s text:c="3"/>/*<text:line-break/> <text:s text:c="3"/>* Gibt die Anzahl der in der Queue wartenden Patienten zurueck.<text:line-break/> <text:s text:c="3"/>*/<text:line-break/></text:span> <text:s text:c="2"/><text:span text:style-name="T3">public int anzahl()</text:span><text:line-break/> <text:s text:c="2"/>{<text:line-break/> <text:s text:c="5"/>Patient erster, pat;<text:line-break/> <text:s text:c="5"/>int anzahl;<text:line-break/><text:line-break/> <text:s text:c="5"/>if (queue.isEmpty())<text:line-break/> <text:s text:c="5"/>{<text:line-break/> <text:s text:c="8"/>return 0;<text:line-break/> <text:s text:c="5"/>}<text:line-break/> <text:s text:c="5"/>else<text:line-break/> <text:s text:c="5"/>{<text:line-break/> <text:s text:c="8"/>erster = queue.front();<text:line-break/> <text:s text:c="8"/>anzahl = 0;<text:line-break/><text:line-break/> <text:s text:c="8"/>do {<text:line-break/> <text:s text:c="11"/>pat = queue.front();<text:line-break/> <text:s text:c="11"/>queue.dequeue();<text:line-break/> <text:s text:c="11"/>queue.enqueue(pat);<text:line-break/> <text:s text:c="11"/>anzahl++;<text:line-break/> <text:s text:c="8"/>} <text:s/>while (queue.front() != erster);<text:line-break/> <text:s text:c="5"/>} <text:s text:c="7"/><text:line-break/> <text:s text:c="5"/>return anzahl;<text:line-break/> <text:s text:c="2"/>}<text:line-break/> <text:s text:c="3"/><text:line-break/><text:span text:style-name="T5"> <text:s text:c="2"/>/*<text:line-break/> <text:s text:c="3"/>* Der Patient mit Namen "pName" wird aus der Warteschlange entfernt.<text:line-break/> <text:s text:c="3"/>* Vereinfachung: Namen </text:span><text:span text:style-name="T6">kommen </text:span><text:span text:style-name="T5">nicht mehrfach vor<text:line-break/> <text:s text:c="3"/>* Falls der Patient gel</text:span><text:span text:style-name="T6">ö</text:span><text:span text:style-name="T5">scht wurde, wird true zur</text:span><text:span text:style-name="T6">ü</text:span><text:span text:style-name="T5">ckgegeben<text:line-break/> <text:s text:c="3"/>*/<text:line-break/></text:span> <text:s text:c="2"/><text:span text:style-name="T3">public boolean loeschen(String pName)</text:span><text:line-break/> <text:s text:c="2"/>{<text:line-break/> <text:s text:c="5"/>Patient pat, erster;<text:line-break/> <text:s text:c="5"/>boolean geloescht = false;<text:line-break/><text:line-break/> <text:s text:c="5"/><text:span text:style-name="T5">// Sonderfall 1: Schlange leer</text:span><text:line-break/> <text:s text:c="5"/>if (queue.isEmpty())<text:line-break/> <text:s text:c="5"/>{<text:line-break/> <text:s text:c="8"/>return false;<text:line-break/> <text:s text:c="5"/>}<text:line-break/> <text:s text:c="5"/>else<text:line-break/> <text:s text:c="5"/>{<text:line-break/> <text:s text:c="8"/><text:span text:style-name="T5">// Sonderfall 2: der erste Patient ist der gesuchte</text:span><text:line-break/> <text:s text:c="8"/>if (queue.front().getName().equals(pName))<text:line-break/> <text:s text:c="8"/>{<text:line-break/> <text:s text:c="11"/>queue.dequeue();<text:line-break/> <text:s text:c="11"/>geloescht = true;<text:line-break/> <text:s text:c="8"/>}<text:line-break/> <text:s text:c="8"/>else<text:line-break/> <text:s text:c="8"/>{<text:line-break/> <text:s text:c="11"/>erster = queue.front();<text:line-break/> <text:s text:c="11"/>do<text:line-break/> <text:s text:c="11"/>{<text:line-break/> <text:s text:c="14"/>pat = queue.front();<text:line-break/> <text:s text:c="14"/>queue.dequeue();<text:line-break/><text:soft-page-break/><text:line-break/> <text:s text:c="14"/>// Patient nur einfuegen, wenn nicht der zu loeschende<text:line-break/> <text:s text:c="14"/>if (pat.getName().equals(pName))<text:line-break/> <text:s text:c="14"/>{<text:line-break/> <text:s text:c="17"/>geloescht = true;<text:line-break/> <text:s text:c="14"/>}<text:line-break/> <text:s text:c="14"/>else<text:line-break/> <text:s text:c="14"/>{<text:line-break/> <text:s text:c="17"/>queue.enqueue(pat);<text:line-break/> <text:s text:c="14"/>}<text:line-break/> <text:s text:c="11"/>} while (queue.front() != erster);<text:line-break/> <text:s text:c="8"/>}<text:line-break/> <text:s text:c="5"/>} <text:s/><text:span text:style-name="T5">// Queue nicht leer</text:span><text:line-break/> <text:s text:c="7"/><text:line-break/> <text:s text:c="5"/>return geloescht;<text:line-break/> <text:s text:c="2"/>}<text:line-break/><text:span text:style-name="T13">}</text:span></text:p>
      <text:p text:style-name="P9"/>
      <text:p text:style-name="P9"/>
      <text:p text:style-name="P14">/*</text:p>
      <text:p text:style-name="P14"><text:s/>* <text:span text:style-name="T13">Benutzeroberfläche für die V</text:span>erwaltung wartende<text:span text:style-name="T13">r</text:span> Patienten</text:p>
      <text:p text:style-name="P14"><text:s/>* <text:span text:style-name="T13">(Name, Datum)</text:span></text:p>
      <text:p text:style-name="P14"><text:s/>*/</text:p>
      <text:p text:style-name="P20">public class WartezimmerUI</text:p>
      <text:p text:style-name="P9">{</text:p>
      <text:p text:style-name="P9"><text:s text:c="3"/>private Wartezimmer wz;</text:p>
      <text:p text:style-name="P9"/>
      <text:p text:style-name="P9"><text:s text:c="3"/>public WartezimmerUI()</text:p>
      <text:p text:style-name="P9"><text:s text:c="3"/>{</text:p>
      <text:p text:style-name="P9"><text:s text:c="6"/>wz = new Wartezimmer();</text:p>
      <text:p text:style-name="P9"><text:s text:c="3"/>}</text:p>
      <text:p text:style-name="P9"/>
      <text:p text:style-name="P14"><text:s text:c="3"/>/*</text:p>
      <text:p text:style-name="P14"><text:s text:c="4"/>* Ein neuer Patient steht am Empfang.</text:p>
      <text:p text:style-name="P14"><text:s text:c="4"/>* Seine Daten werden <text:span text:style-name="T13">ü</text:span>ber die Konsole eingegeben,</text:p>
      <text:p text:style-name="P14"><text:s text:c="4"/>* dann wird der Patient in die Warteschlange eingef<text:span text:style-name="T13">ü</text:span>gt.</text:p>
      <text:p text:style-name="P14"><text:s text:c="4"/>*/</text:p>
      <text:p text:style-name="P9"><text:s text:c="3"/><text:span text:style-name="T3">public void anstellen()</text:span></text:p>
      <text:p text:style-name="P9"><text:s text:c="3"/>{</text:p>
      <text:p text:style-name="P9"><text:s text:c="6"/>String name, kasse;</text:p>
      <text:p text:style-name="P9"><text:s text:c="6"/>Patient pat;</text:p>
      <text:p text:style-name="P9"/>
      <text:p text:style-name="P9"><text:s text:c="6"/>Console.println("Neuen Patient aufnehmen");</text:p>
      <text:p text:style-name="P9"><text:s text:c="6"/>Console.print("Wie ist der Name? ");</text:p>
      <text:p text:style-name="P9"><text:s text:c="6"/>name = Console.readln();</text:p>
      <text:p text:style-name="P9"><text:s text:c="6"/>Console.print("Welche Krankenkasse hat " + name + " ? ");</text:p>
      <text:p text:style-name="P9"><text:s text:c="6"/>kasse = Console.readln();</text:p>
      <text:p text:style-name="P9"/>
      <text:p text:style-name="P9"><text:s text:c="6"/>pat = new Patient(name, kasse);</text:p>
      <text:p text:style-name="P9"><text:s text:c="6"/>wz.einfuegen(pat);</text:p>
      <text:p text:style-name="P9"/>
      <text:p text:style-name="P9"><text:s text:c="6"/>Console.println(name + " ins Wartezimmer aufgenommen.");</text:p>
      <text:p text:style-name="P9"><text:s text:c="3"/>}</text:p>
      <text:p text:style-name="P9"/>
      <text:p text:style-name="P9"/>
      <text:p text:style-name="P15"><text:s text:c="3"/>/*</text:p>
      <text:p text:style-name="P14"><text:s text:c="4"/>* Der naechste Patient kann vom Arzt behandelt werden.</text:p>
      <text:p text:style-name="P14"><text:s text:c="4"/>* Gibt den Patient am Anfang der Warteschlange aus entfernt ihn.</text:p>
      <text:p text:style-name="P14"><text:s text:c="4"/>*/</text:p>
      <text:p text:style-name="P9"><text:s text:c="3"/><text:span text:style-name="T3">public void aufrufen()</text:span></text:p>
      <text:p text:style-name="P9"><text:s text:c="3"/>{</text:p>
      <text:p text:style-name="P9"><text:s text:c="6"/>Patient pat;</text:p>
      <text:p text:style-name="P9"/>
      <text:p text:style-name="P9"><text:s text:c="6"/>Console.println("Patient aufrufen:");</text:p>
      <text:p text:style-name="P9"><text:s text:c="6"/>pat = wz.naechsterPatient();</text:p>
      <text:p text:style-name="P9"><text:s text:c="6"/>if (pat == null)</text:p>
      <text:p text:style-name="P9"><text:s text:c="6"/>{</text:p>
      <text:p text:style-name="P9"><text:s text:c="9"/>Console.println("Kein Patient in der Warteschlange.");</text:p>
      <text:p text:style-name="P9"><text:s text:c="6"/>}</text:p>
      <text:p text:style-name="P9"><text:s text:c="6"/>else</text:p>
      <text:p text:style-name="P9"><text:s text:c="6"/>{</text:p>
      <text:p text:style-name="P9"><text:s text:c="9"/>Console.println("Der naechste Patient ist " + pat.getName());</text:p>
      <text:p text:style-name="P9"><text:s text:c="6"/>}</text:p>
      <text:p text:style-name="P9"><text:s text:c="3"/>}</text:p>
      <text:p text:style-name="P9"/>
      <text:p text:style-name="P16"><text:s text:c="3"/>/*</text:p>
      <text:p text:style-name="P16"><text:s text:c="4"/>* Gibt die Zahl der wartenden Patienten aus.</text:p>
      <text:p text:style-name="P16"><text:s text:c="4"/>*/</text:p>
      <text:p text:style-name="P11"><text:s text:c="3"/><text:span text:style-name="T3">public void status()</text:span></text:p>
      <text:p text:style-name="P9"><text:s text:c="3"/>{</text:p>
      <text:p text:style-name="P9"><text:s text:c="6"/>int a;</text:p>
      <text:p text:style-name="P9"><text:s text:c="8"/></text:p>
      <text:p text:style-name="P9"><text:s text:c="6"/>Console.println("Status des Wartezimmers:");</text:p>
      <text:p text:style-name="P9"><text:s text:c="6"/>a = wz.anzahl();</text:p>
      <text:p text:style-name="P9"><text:s text:c="6"/>if (a == 0)</text:p>
      <text:p text:style-name="P9"><text:s text:c="6"/>{</text:p>
      <text:p text:style-name="P9"><text:s text:c="9"/>Console.println("Das Wartezimmer ist leer.");</text:p>
      <text:p text:style-name="P9"><text:s text:c="6"/>}</text:p>
      <text:p text:style-name="P9"><text:s text:c="6"/>else</text:p>
      <text:p text:style-name="P9"><text:s text:c="6"/>{</text:p>
      <text:p text:style-name="P9"><text:s text:c="9"/>Console.println("Es warten " + a + " Patienten.");</text:p>
      <text:p text:style-name="P9"><text:s text:c="6"/>}</text:p>
      <text:p text:style-name="P9"><text:s text:c="3"/>}</text:p>
      <text:p text:style-name="P9"/>
      <text:p text:style-name="P16"><text:s text:c="3"/>/*</text:p>
      <text:p text:style-name="P16"><text:s text:c="4"/>* <text:span text:style-name="T13">Ein</text:span> Patient <text:span text:style-name="T13">wird</text:span> vor der Behandlung aus der Warteschlange entfern<text:span text:style-name="T13">t</text:span></text:p>
      <text:p text:style-name="P16"><text:s text:c="4"/>*/</text:p>
      <text:p text:style-name="P11"><text:s text:c="3"/><text:span text:style-name="T3">public void entfernen()</text:span></text:p>
      <text:p text:style-name="P9"><text:s text:c="3"/>{</text:p>
      <text:p text:style-name="P9"><text:s text:c="6"/>String name;</text:p>
      <text:p text:style-name="P9"><text:s text:c="8"/></text:p>
      <text:p text:style-name="P9"><text:s text:c="6"/>Console.println("Patient aus der Warteschlange entfernen:");</text:p>
      <text:p text:style-name="P9"><text:s text:c="6"/>Console.println("Geben Sie den Namen des Patienten ein.");</text:p>
      <text:p text:style-name="P9"><text:s text:c="6"/>name = Console.readln();</text:p>
      <text:p text:style-name="P9"><text:s text:c="8"/></text:p>
      <text:p text:style-name="P9"><text:s text:c="6"/>if (wz.loeschen(name) == true)</text:p>
      <text:p text:style-name="P9"><text:s text:c="6"/>{</text:p>
      <text:p text:style-name="P9"><text:s text:c="9"/>Console.println("Patient " + name + " wurde entfernt.");</text:p>
      <text:p text:style-name="P9"><text:s text:c="6"/>}</text:p>
      <text:p text:style-name="P9"/>
      <text:p text:style-name="P10"><text:s text:c="6"/>else</text:p>
      <text:p text:style-name="P9"><text:s text:c="6"/>{</text:p>
      <text:p text:style-name="P9"><text:s text:c="9"/>Console.println("Patient <text:span text:style-name="T13">wurde</text:span> nicht gefunden."<text:span text:style-name="T13">);</text:span></text:p>
      <text:p text:style-name="P9"><text:s text:c="6"/>}</text:p>
      <text:p text:style-name="P9"><text:s text:c="3"/>}</text:p>
      <text:p text:style-name="P9"/>
      <text:p text:style-name="P17"><text:s text:c="3"/>/*</text:p>
      <text:p text:style-name="P17"><text:s text:c="4"/>* Leert die Warteschlange</text:p>
      <text:p text:style-name="P17"><text:s text:c="4"/>*/</text:p>
      <text:p text:style-name="P12"><text:s text:c="3"/><text:span text:style-name="T3">public void beenden()</text:span></text:p>
      <text:p text:style-name="P9"><text:s text:c="3"/>{</text:p>
      <text:p text:style-name="P9"><text:s text:c="6"/>wz.alleLoeschen();</text:p>
      <text:p text:style-name="P9"><text:s text:c="6"/>Console.println("Programm beendet."); <text:s text:c="7"/></text:p>
      <text:p text:style-name="P9"><text:s text:c="3"/>}</text:p>
      <text:p text:style-name="P9"/>
      <text:p text:style-name="P14"><text:s text:c="3"/>/*</text:p>
      <text:p text:style-name="P14"><text:s text:c="4"/>* Haupt<text:span text:style-name="T14">methode</text:span>:</text:p>
      <text:p text:style-name="P14"><text:s text:c="4"/>* Zeigt ein Men<text:span text:style-name="T14">ü</text:span> mit den M<text:span text:style-name="T14">ö</text:span>glichkeiten des Programms an.</text:p>
      <text:p text:style-name="P14"><text:s text:c="4"/>* Benutzer <text:span text:style-name="T14">wählen </text:span>eine M<text:span text:style-name="T14">ö</text:span>glichkeit aus, <text:span text:style-name="T14">dann wiederholt es sich.</text:span></text:p>
      <text:p text:style-name="P14"><text:s text:c="4"/>*/</text:p>
      <text:p text:style-name="P9"><text:s text:c="3"/><text:span text:style-name="T3">public void main()</text:span></text:p>
      <text:p text:style-name="P9"><text:s text:c="3"/>{</text:p>
      <text:p text:style-name="P9"><text:s text:c="6"/>int wahl;</text:p>
      <text:p text:style-name="P9"/>
      <text:p text:style-name="P9"><text:s text:c="6"/>do</text:p>
      <text:p text:style-name="P9"><text:s text:c="6"/>{</text:p>
      <text:p text:style-name="P9"><text:s text:c="9"/>Console.clear();</text:p>
      <text:p text:style-name="P9"><text:s text:c="9"/>Console.println("=== Wartezimmer - Menue ===");</text:p>
      <text:p text:style-name="P9"><text:s text:c="9"/>Console.println("Bitte waehlen Sie:");</text:p>
      <text:p text:style-name="P9"><text:s text:c="9"/>Console.println("1: Neuen Patienten aufnehmen");</text:p>
      <text:p text:style-name="P9"><text:s text:c="9"/>Console.println("2: Patient zum Behandeln aufrufen");</text:p>
      <text:p text:style-name="P9"><text:s text:c="9"/>Console.println("3: Status des Wartezimmers");</text:p>
      <text:p text:style-name="P9"><text:s text:c="9"/>Console.println("4: Patient vorzeitig entlassen");</text:p>
      <text:p text:style-name="P9"><text:s text:c="9"/>Console.println("5: Programm beenden");</text:p>
      <text:p text:style-name="P9"><text:s text:c="9"/>Console.println();</text:p>
      <text:p text:style-name="P9"/>
      <text:p text:style-name="P9"><text:s text:c="9"/>wahl = Console.readInt();</text:p>
      <text:p text:style-name="P9"><text:s text:c="9"/>Console.clear();</text:p>
      <text:p text:style-name="P9"/>
      <text:p text:style-name="P9"><text:s text:c="9"/>if (wahl == 1) <text:s text:c="6"/>{ anstellen(); <text:span text:style-name="T14">}</text:span></text:p>
      <text:p text:style-name="P9"><text:s text:c="9"/>else if (wahl == 2) <text:s/><text:span text:style-name="T14">{ aufrufen(); <text:s/>}</text:span></text:p>
      <text:p text:style-name="P9"><text:s text:c="9"/>else if (wahl == 3) <text:s/><text:span text:style-name="T14">{ status(); <text:s text:c="3"/>}</text:span></text:p>
      <text:p text:style-name="P9"><text:s text:c="9"/>else if (wahl == 4) <text:s/><text:span text:style-name="T14">{ entfernen(); }</text:span></text:p>
      <text:p text:style-name="P9"><text:s text:c="9"/>else if (wahl == 5) <text:s/><text:span text:style-name="T14">{ beenden(); <text:s text:c="2"/>}</text:span></text:p>
      <text:p text:style-name="P9"><text:s text:c="9"/>else <text:s text:c="16"/><text:span text:style-name="T14">{ </text:span>Console.println("Ungueltige Eingabe."); <text:span text:style-name="T14">}</text:span></text:p>
      <text:p text:style-name="P9"><text:s text:c="9"/>Console.readln();</text:p>
      <text:p text:style-name="P9"><text:s text:c="12"/></text:p>
      <text:p text:style-name="P9"><text:s text:c="6"/>} while (wahl != 5);</text:p>
      <text:p text:style-name="P9"><text:s text:c="3"/>}</text:p>
      <text:p text:style-name="P9">}</text:p>
      <text:p text:style-name="P7"/>
      <text:p text:style-name="P4"/>
      <text:p text:style-name="P4"/>
      <text:p text:style-name="P4"/>
      <text:p text:style-name="P6"/>
      <text:p text:style-name="P6"><draw:frame text:anchor-type="paragraph" draw:z-index="0" draw:name="Form1" draw:style-name="gr1" draw:text-style-name="P21" svg:width="1.795cm" svg:height="0.63cm" svg:x="15.196cm" svg:y="0.222cm"><draw:image xlink:href="Pictures/10000000000000580000001F84D8045FF773DCF2.png" xlink:type="simple" xlink:show="embed" xlink:actuate="onLoad" draw:mime-type="image/png"><text:p/></draw:image></draw:frame></text:p>
      <text:p text:style-name="P5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11">Juli</text:span><text:span text:style-name="T9"> 202</text:span><text:span text:style-name="T10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02aca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b9faa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3244323977616">
            <table:table-cell table:style-name="Tabelle1.A1" office:value-type="string">
              <text:p text:style-name="MP1">Queue <text:span text:style-name="MT1">Programmieren – Lösung</text:span>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05:10.166000000</dc:date>
    <meta:editing-duration>PT8H39M25S</meta:editing-duration>
    <meta:editing-cycles>77</meta:editing-cycles>
    <meta:generator>LibreOffice/7.3.3.2$Windows_X86_64 LibreOffice_project/d1d0ea68f081ee2800a922cac8f79445e4603348</meta:generator>
    <meta:document-statistic meta:table-count="1" meta:image-count="0" meta:object-count="0" meta:page-count="5" meta:paragraph-count="145" meta:word-count="672" meta:character-count="5991" meta:non-whitespace-character-count="3940"/>
  </office:meta>
</office:document-meta>
</file>